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>
            <text:p>https://cuisine.journaldesfemmes.fr/recette/326281-gaufres-liegeoises</text:p>
          </table:table-cell>
          <table:table-cell office:value-type="string">
            <text:p>https://cuisine.journaldesfemmes.fr/recette/355633-gaufres-de-liege</text:p>
          </table:table-cell>
          <table:table-cell office:value-type="string">
            <text:p>https://www.aux-fourneaux.fr/la-veritable-recette-de-gaufre-liegeoise-45949/</text:p>
          </table:table-cell>
          <table:table-cell office:value-type="string">
            <text:p>https://pateagaufre.com/recette-de-gauffre-liegeoise/</text:p>
          </table:table-cell>
          <table:table-cell office:value-type="string">
            <text:p>https://www.superprof.fr/blog/ingredients-preparation-gaufres/</text:p>
          </table:table-cell>
          <table:table-cell office:value-type="string">
            <text:p>https://lauencuisine.blogspot.com/2019/08/gaufres-de-liege-moelleuses-et.html</text:p>
          </table:table-cell>
          <table:table-cell office:value-type="string">
            <text:p>http://cremedesucre.weebly.com/crepes-pancakes-et-gaufres1/gaufres-de-liege</text:p>
          </table:table-cell>
          <table:table-cell office:value-type="string">
            <text:p>http://www.lesgourmandisesdelou.com/gaufres-de-liege/</text:p>
          </table:table-cell>
          <table:table-cell office:value-type="string">
            <text:p>https://liliebakery.fr/en/gaufre-liegeoise/</text:p>
          </table:table-cell>
          <table:table-cell office:value-type="string">
            <text:p>https://www.cuisineaz.com/recettes/pate-a-gaufres-liegeoises-59958.aspx</text:p>
          </table:table-cell>
          <table:table-cell table:number-columns-repeated="2" office:value-type="string">
            <text:p>https://www.visitezliege.be/fr/page/authentique-gaufre-de-liege</text:p>
          </table:table-cell>
          <table:table-cell office:value-type="string">
            <text:p>https://www.mercotte.fr/2020/02/05/gaufres-liegeoises-tres-gourmandes/</text:p>
          </table:table-cell>
          <table:table-cell/>
          <table:table-cell office:value-type="string">
            <text:p>https://www.mercotte.fr/2020/01/24/cramique-la-brioche-du-plat-pays-selon-le-mook-180/</text:p>
          </table:table-cell>
          <table:table-cell/>
          <table:table-cell office:value-type="string">
            <text:p>moi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>
            <text:p>commentaire</text:p>
          </table:table-cell>
          <table:table-cell office:value-type="string">
            <text:p>cramique (brioche)</text:p>
          </table:table-cell>
          <table:table-cell table:number-columns-repeated="4"/>
        </table:table-row>
        <table:table-row table:style-name="ro1">
          <table:table-cell office:value-type="string">
            <text:p>farine</text:p>
          </table:table-cell>
          <table:table-cell office:value-type="float" office:value="375">
            <text:p>375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30">
            <text:p>330</text:p>
          </table:table-cell>
          <table:table-cell office:value-type="float" office:value="390">
            <text:p>39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office:value-type="string">
            <text:p>sucre</text:p>
          </table:table-cell>
          <table:table-cell/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sucre perlé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oeuf</text:p>
          </table:table-cell>
          <table:table-cell table:number-columns-repeated="6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lait tiède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  <table:table-cell/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string">
            <text:p>levure boulang</text:p>
          </table:table-cell>
          <table:table-cell office:value-type="string">
            <text:p>1 sache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string">
            <text:p>1 sachet</text:p>
          </table:table-cell>
          <table:table-cell office:value-type="float" office:value="30">
            <text:p>30</text:p>
          </table:table-cell>
          <table:table-cell office:value-type="string">
            <text:p>8g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1 cac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beurre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85">
            <text:p>285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el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7g</text:p>
          </table:table-cell>
          <table:table-cell office:value-type="string">
            <text:p>8g</text:p>
          </table:table-cell>
          <table:table-cell office:value-type="string">
            <text:p>½ cac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sucre vanillé</text:p>
          </table:table-cell>
          <table:table-cell office:value-type="string">
            <text:p>1 sachet</text:p>
          </table:table-cell>
          <table:table-cell/>
          <table:table-cell table:number-columns-repeated="2" office:value-type="string">
            <text:p>1 sachet</text:p>
          </table:table-cell>
          <table:table-cell/>
          <table:table-cell office:value-type="string">
            <text:p>2 sachet</text:p>
          </table:table-cell>
          <table:table-cell office:value-type="string">
            <text:p>1 cac</text:p>
          </table:table-cell>
          <table:table-cell office:value-type="string">
            <text:p>1 sachet</text:p>
          </table:table-cell>
          <table:table-cell office:value-type="string">
            <text:p>2 pincée</text:p>
          </table:table-cell>
          <table:table-cell office:value-type="string">
            <text:p>1 sachet</text:p>
          </table:table-cell>
          <table:table-cell table:number-columns-repeated="3"/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canelle</text:p>
          </table:table-cell>
          <table:table-cell/>
          <table:table-cell office:value-type="string">
            <text:p>1 pincée</text:p>
          </table:table-cell>
          <table:table-cell table:number-columns-repeated="3"/>
          <table:table-cell office:value-type="string">
            <text:p>½ cas</text:p>
          </table:table-cell>
          <table:table-cell table:number-columns-repeated="3"/>
          <table:table-cell table:style-name="ce1"/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vanille</text:p>
          </table:table-cell>
          <table:table-cell table:number-columns-repeated="8"/>
          <table:table-cell office:value-type="string">
            <text:p>3 cac</text:p>
          </table:table-cell>
          <table:table-cell table:number-columns-repeated="10"/>
        </table:table-row>
        <table:table-row table:style-name="ro1">
          <table:table-cell office:value-type="string">
            <text:p>jaune oeuf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icarb</text:p>
          </table:table-cell>
          <table:table-cell table:number-columns-repeated="10"/>
          <table:table-cell office:value-type="float" office:value="3">
            <text:p>3</text:p>
          </table:table-cell>
          <table:table-cell table:number-columns-repeated="4"/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8"/>
          <table:table-cell office:value-type="string">
            <text:p>pancake</text:p>
          </table:table-cell>
          <table:table-cell office:value-type="string">
            <text:p>pain de mie</text:p>
          </table:table-cell>
        </table:table-row>
        <table:table-row table:style-name="ro1">
          <table:table-cell office:value-type="string">
            <text:p>farine</text:p>
          </table:table-cell>
          <table:table-cell table:number-columns-repeated="15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sucre</text:p>
          </table:table-cell>
          <table:table-cell table:formula="of:=[.B$19]/[.B$3]*[.B4]" office:value-type="float" office:value="0">
            <text:p>0</text:p>
          </table:table-cell>
          <table:table-cell table:formula="of:=[.C$19]/[.C$3]*[.C4]" office:value-type="float" office:value="68.1818181818182">
            <text:p>68.1818181818</text:p>
          </table:table-cell>
          <table:table-cell table:formula="of:=[.D$19]/[.D$3]*[.D4]" office:value-type="float" office:value="20">
            <text:p>20</text:p>
          </table:table-cell>
          <table:table-cell table:formula="of:=[.E$19]/[.E$3]*[.E4]" office:value-type="float" office:value="0">
            <text:p>0</text:p>
          </table:table-cell>
          <table:table-cell table:formula="of:=[.F$19]/[.F$3]*[.F4]" office:value-type="float" office:value="30">
            <text:p>30</text:p>
          </table:table-cell>
          <table:table-cell table:formula="of:=[.G$19]/[.G$3]*[.G4]" office:value-type="float" office:value="90">
            <text:p>90</text:p>
          </table:table-cell>
          <table:table-cell table:formula="of:=[.H$19]/[.H$3]*[.H4]" office:value-type="float" office:value="0">
            <text:p>0</text:p>
          </table:table-cell>
          <table:table-cell table:formula="of:=[.I$19]/[.I$3]*[.I4]" office:value-type="float" office:value="25.6410256410256">
            <text:p>25.641025641</text:p>
          </table:table-cell>
          <table:table-cell table:formula="of:=[.J$19]/[.J$3]*[.J4]" office:value-type="float" office:value="35">
            <text:p>35</text:p>
          </table:table-cell>
          <table:table-cell table:formula="of:=[.K$19]/[.K$3]*[.K4]" office:value-type="float" office:value="0">
            <text:p>0</text:p>
          </table:table-cell>
          <table:table-cell table:formula="of:=[.L$19]/[.L$3]*[.L4]" office:value-type="float" office:value="0">
            <text:p>0</text:p>
          </table:table-cell>
          <table:table-cell table:formula="of:=[.M$19]/[.M$3]*[.M4]" office:value-type="float" office:value="30">
            <text:p>30</text:p>
          </table:table-cell>
          <table:table-cell table:formula="of:=[.N$19]/[.N$3]*[.N4]" office:value-type="float" office:value="40">
            <text:p>40</text:p>
          </table:table-cell>
          <table:table-cell table:formula="of:=[.O$19]/[.O$3]*[.O4]" office:value-type="float" office:value="30">
            <text:p>30</text:p>
          </table:table-cell>
          <table:table-cell table:formula="of:=[.P$19]/[.P$3]*[.P4]" office:value-type="float" office:value="40">
            <text:p>40</text:p>
          </table:table-cell>
          <table:table-cell/>
          <table:table-cell table:number-columns-repeated="2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sucre perlé</text:p>
          </table:table-cell>
          <table:table-cell table:formula="of:=[.B$19]/[.B$3]*[.B5]" office:value-type="float" office:value="133.333333333333">
            <text:p>133.3333333333</text:p>
          </table:table-cell>
          <table:table-cell table:formula="of:=[.C$19]/[.C$3]*[.C5]" office:value-type="float" office:value="181.818181818182">
            <text:p>181.8181818182</text:p>
          </table:table-cell>
          <table:table-cell table:formula="of:=[.D$19]/[.D$3]*[.D5]" office:value-type="float" office:value="180">
            <text:p>180</text:p>
          </table:table-cell>
          <table:table-cell table:formula="of:=[.E$19]/[.E$3]*[.E5]" office:value-type="float" office:value="187.5">
            <text:p>187.5</text:p>
          </table:table-cell>
          <table:table-cell table:formula="of:=[.F$19]/[.F$3]*[.F5]" office:value-type="float" office:value="200">
            <text:p>200</text:p>
          </table:table-cell>
          <table:table-cell table:formula="of:=[.G$19]/[.G$3]*[.G5]" office:value-type="float" office:value="0">
            <text:p>0</text:p>
          </table:table-cell>
          <table:table-cell table:formula="of:=[.H$19]/[.H$3]*[.H5]" office:value-type="float" office:value="303.030303030303">
            <text:p>303.0303030303</text:p>
          </table:table-cell>
          <table:table-cell table:formula="of:=[.I$19]/[.I$3]*[.I5]" office:value-type="float" office:value="230.769230769231">
            <text:p>230.7692307692</text:p>
          </table:table-cell>
          <table:table-cell table:formula="of:=[.J$19]/[.J$3]*[.J5]" office:value-type="float" office:value="160">
            <text:p>160</text:p>
          </table:table-cell>
          <table:table-cell table:formula="of:=[.K$19]/[.K$3]*[.K5]" office:value-type="float" office:value="187.5">
            <text:p>187.5</text:p>
          </table:table-cell>
          <table:table-cell table:formula="of:=[.L$19]/[.L$3]*[.L5]" office:value-type="float" office:value="300">
            <text:p>300</text:p>
          </table:table-cell>
          <table:table-cell table:formula="of:=[.M$19]/[.M$3]*[.M5]" office:value-type="float" office:value="250">
            <text:p>250</text:p>
          </table:table-cell>
          <table:table-cell table:formula="of:=[.N$19]/[.N$3]*[.N5]" office:value-type="float" office:value="200">
            <text:p>200</text:p>
          </table:table-cell>
          <table:table-cell table:formula="of:=[.O$19]/[.O$3]*[.O5]" office:value-type="float" office:value="250">
            <text:p>250</text:p>
          </table:table-cell>
          <table:table-cell table:formula="of:=[.P$19]/[.P$3]*[.P5]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oeuf</text:p>
          </table:table-cell>
          <table:table-cell table:formula="of:=[.B$19]/[.B$3]*[.B6]" office:value-type="float" office:value="2.66666666666667">
            <text:p>2.6666666667</text:p>
          </table:table-cell>
          <table:table-cell table:formula="of:=[.C$19]/[.C$3]*[.C6]" office:value-type="float" office:value="1.81818181818182">
            <text:p>1.8181818182</text:p>
          </table:table-cell>
          <table:table-cell table:formula="of:=[.D$19]/[.D$3]*[.D6]" office:value-type="float" office:value="2">
            <text:p>2</text:p>
          </table:table-cell>
          <table:table-cell table:formula="of:=[.E$19]/[.E$3]*[.E6]" office:value-type="float" office:value="2.5">
            <text:p>2.5</text:p>
          </table:table-cell>
          <table:table-cell table:formula="of:=[.F$19]/[.F$3]*[.F6]" office:value-type="float" office:value="2">
            <text:p>2</text:p>
          </table:table-cell>
          <table:table-cell table:formula="of:=[.G$19]/[.G$3]*[.G6]" office:value-type="float" office:value="2">
            <text:p>2</text:p>
          </table:table-cell>
          <table:table-cell table:formula="of:=[.H$19]/[.H$3]*[.H6]" office:value-type="float" office:value="1.51515151515152">
            <text:p>1.5151515152</text:p>
          </table:table-cell>
          <table:table-cell table:formula="of:=[.I$19]/[.I$3]*[.I6]" office:value-type="float" office:value="2.56410256410256">
            <text:p>2.5641025641</text:p>
          </table:table-cell>
          <table:table-cell table:formula="of:=[.J$19]/[.J$3]*[.J6]" office:value-type="float" office:value="2">
            <text:p>2</text:p>
          </table:table-cell>
          <table:table-cell table:formula="of:=[.K$19]/[.K$3]*[.K6]" office:value-type="float" office:value="2.5">
            <text:p>2.5</text:p>
          </table:table-cell>
          <table:table-cell table:formula="of:=[.L$19]/[.L$3]*[.L6]" office:value-type="float" office:value="1">
            <text:p>1</text:p>
          </table:table-cell>
          <table:table-cell table:formula="of:=[.M$19]/[.M$3]*[.M6]" office:value-type="float" office:value="2">
            <text:p>2</text:p>
          </table:table-cell>
          <table:table-cell table:formula="of:=[.N$19]/[.N$3]*[.N6]" office:value-type="float" office:value="2">
            <text:p>2</text:p>
          </table:table-cell>
          <table:table-cell table:formula="of:=[.O$19]/[.O$3]*[.O6]" office:value-type="float" office:value="1">
            <text:p>1</text:p>
          </table:table-cell>
          <table:table-cell table:formula="of:=[.P$19]/[.P$3]*[.P6]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lait tiède</text:p>
          </table:table-cell>
          <table:table-cell table:formula="of:=[.B$19]/[.B$3]*[.B7]" office:value-type="float" office:value="293.333333333333">
            <text:p>293.3333333333</text:p>
          </table:table-cell>
          <table:table-cell table:formula="of:=[.C$19]/[.C$3]*[.C7]" office:value-type="float" office:value="181.818181818182">
            <text:p>181.8181818182</text:p>
          </table:table-cell>
          <table:table-cell table:formula="of:=[.D$19]/[.D$3]*[.D7]" office:value-type="float" office:value="250">
            <text:p>250</text:p>
          </table:table-cell>
          <table:table-cell table:formula="of:=[.E$19]/[.E$3]*[.E7]" office:value-type="float" office:value="187.5">
            <text:p>187.5</text:p>
          </table:table-cell>
          <table:table-cell table:formula="of:=[.F$19]/[.F$3]*[.F7]" office:value-type="float" office:value="250">
            <text:p>250</text:p>
          </table:table-cell>
          <table:table-cell table:formula="of:=[.G$19]/[.G$3]*[.G7]" office:value-type="float" office:value="200">
            <text:p>200</text:p>
          </table:table-cell>
          <table:table-cell table:formula="of:=[.H$19]/[.H$3]*[.H7]" office:value-type="float" office:value="212.121212121212">
            <text:p>212.1212121212</text:p>
          </table:table-cell>
          <table:table-cell table:formula="of:=[.I$19]/[.I$3]*[.I7]" office:value-type="float" office:value="205.128205128205">
            <text:p>205.1282051282</text:p>
          </table:table-cell>
          <table:table-cell table:formula="of:=[.J$19]/[.J$3]*[.J7]" office:value-type="float" office:value="250">
            <text:p>250</text:p>
          </table:table-cell>
          <table:table-cell table:formula="of:=[.K$19]/[.K$3]*[.K7]" office:value-type="float" office:value="0">
            <text:p>0</text:p>
          </table:table-cell>
          <table:table-cell table:formula="of:=[.L$19]/[.L$3]*[.L7]" office:value-type="float" office:value="250">
            <text:p>250</text:p>
          </table:table-cell>
          <table:table-cell table:formula="of:=[.M$19]/[.M$3]*[.M7]" office:value-type="float" office:value="200">
            <text:p>200</text:p>
          </table:table-cell>
          <table:table-cell table:formula="of:=[.N$19]/[.N$3]*[.N7]" office:value-type="float" office:value="120">
            <text:p>120</text:p>
          </table:table-cell>
          <table:table-cell table:formula="of:=[.O$19]/[.O$3]*[.O7]" office:value-type="float" office:value="250">
            <text:p>250</text:p>
          </table:table-cell>
          <table:table-cell table:formula="of:=[.P$19]/[.P$3]*[.P7]" office:value-type="float" office:value="230">
            <text:p>230</text:p>
          </table:table-cell>
          <table:table-cell/>
          <table:table-cell office:value-type="string">
            <text:p>Moy 230; recette 290; intuit 250</text:p>
          </table:table-cell>
          <table:table-cell office:value-type="float" office:value="600">
            <text:p>60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vure boulang</text:p>
          </table:table-cell>
          <table:table-cell table:number-columns-repeated="16"/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urre</text:p>
          </table:table-cell>
          <table:table-cell table:formula="of:=[.B$19]/[.B$3]*[.B9]" office:value-type="float" office:value="200">
            <text:p>200</text:p>
          </table:table-cell>
          <table:table-cell table:formula="of:=[.C$19]/[.C$3]*[.C9]" office:value-type="float" office:value="272.727272727273">
            <text:p>272.7272727273</text:p>
          </table:table-cell>
          <table:table-cell table:formula="of:=[.D$19]/[.D$3]*[.D9]" office:value-type="float" office:value="250">
            <text:p>250</text:p>
          </table:table-cell>
          <table:table-cell table:formula="of:=[.E$19]/[.E$3]*[.E9]" office:value-type="float" office:value="250">
            <text:p>250</text:p>
          </table:table-cell>
          <table:table-cell table:formula="of:=[.F$19]/[.F$3]*[.F9]" office:value-type="float" office:value="250">
            <text:p>250</text:p>
          </table:table-cell>
          <table:table-cell table:formula="of:=[.G$19]/[.G$3]*[.G9]" office:value-type="float" office:value="250">
            <text:p>250</text:p>
          </table:table-cell>
          <table:table-cell table:formula="of:=[.H$19]/[.H$3]*[.H9]" office:value-type="float" office:value="303.030303030303">
            <text:p>303.0303030303</text:p>
          </table:table-cell>
          <table:table-cell table:formula="of:=[.I$19]/[.I$3]*[.I9]" office:value-type="float" office:value="230.769230769231">
            <text:p>230.7692307692</text:p>
          </table:table-cell>
          <table:table-cell table:formula="of:=[.J$19]/[.J$3]*[.J9]" office:value-type="float" office:value="250">
            <text:p>250</text:p>
          </table:table-cell>
          <table:table-cell table:formula="of:=[.K$19]/[.K$3]*[.K9]" office:value-type="float" office:value="125">
            <text:p>125</text:p>
          </table:table-cell>
          <table:table-cell table:formula="of:=[.L$19]/[.L$3]*[.L9]" office:value-type="float" office:value="250">
            <text:p>250</text:p>
          </table:table-cell>
          <table:table-cell table:formula="of:=[.M$19]/[.M$3]*[.M9]" office:value-type="float" office:value="285">
            <text:p>285</text:p>
          </table:table-cell>
          <table:table-cell table:formula="of:=[.N$19]/[.N$3]*[.N9]" office:value-type="float" office:value="250">
            <text:p>250</text:p>
          </table:table-cell>
          <table:table-cell table:formula="of:=[.O$19]/[.O$3]*[.O9]" office:value-type="float" office:value="200">
            <text:p>200</text:p>
          </table:table-cell>
          <table:table-cell table:formula="of:=[.P$19]/[.P$3]*[.P9]" office:value-type="float" office:value="100">
            <text:p>100</text:p>
          </table:table-cell>
          <table:table-cell/>
          <table:table-cell office:value-type="string">
            <text:p>140-15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el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sucre vanillé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office:value-type="string">
            <text:p>canell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table:formula="of:=[.L$19]/[.L$3]*[.L12]" office:value-type="float" office:value="25">
            <text:p>25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vanill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office:value-type="string">
            <text:p>jaune oeuf</text:p>
          </table:table-cell>
          <table:table-cell table:formula="of:=[.B$19]/[.B$3]*[.B14]" office:value-type="float" office:value="0">
            <text:p>0</text:p>
          </table:table-cell>
          <table:table-cell table:formula="of:=[.C$19]/[.C$3]*[.C14]" office:value-type="float" office:value="0">
            <text:p>0</text:p>
          </table:table-cell>
          <table:table-cell table:formula="of:=[.D$19]/[.D$3]*[.D14]" office:value-type="float" office:value="0">
            <text:p>0</text:p>
          </table:table-cell>
          <table:table-cell table:formula="of:=[.E$19]/[.E$3]*[.E14]" office:value-type="float" office:value="0">
            <text:p>0</text:p>
          </table:table-cell>
          <table:table-cell table:formula="of:=[.F$19]/[.F$3]*[.F14]" office:value-type="float" office:value="0">
            <text:p>0</text:p>
          </table:table-cell>
          <table:table-cell table:formula="of:=[.G$19]/[.G$3]*[.G14]" office:value-type="float" office:value="0">
            <text:p>0</text:p>
          </table:table-cell>
          <table:table-cell table:formula="of:=[.H$19]/[.H$3]*[.H14]" office:value-type="float" office:value="1.51515151515152">
            <text:p>1.5151515152</text:p>
          </table:table-cell>
          <table:table-cell table:formula="of:=[.I$19]/[.I$3]*[.I14]" office:value-type="float" office:value="0">
            <text:p>0</text:p>
          </table:table-cell>
          <table:table-cell table:formula="of:=[.J$19]/[.J$3]*[.J14]" office:value-type="float" office:value="0">
            <text:p>0</text:p>
          </table:table-cell>
          <table:table-cell table:formula="of:=[.K$19]/[.K$3]*[.K14]" office:value-type="float" office:value="0">
            <text:p>0</text:p>
          </table:table-cell>
          <table:table-cell table:formula="of:=[.L$19]/[.L$3]*[.L14]" office:value-type="float" office:value="0">
            <text:p>0</text:p>
          </table:table-cell>
          <table:table-cell table:formula="of:=[.M$19]/[.M$3]*[.M14]" office:value-type="float" office:value="0">
            <text:p>0</text:p>
          </table:table-cell>
          <table:table-cell table:formula="of:=[.N$19]/[.N$3]*[.N14]" office:value-type="float" office:value="0">
            <text:p>0</text:p>
          </table:table-cell>
          <table:table-cell table:formula="of:=[.O$19]/[.O$3]*[.O14]" office:value-type="float" office:value="0">
            <text:p>0</text:p>
          </table:table-cell>
          <table:table-cell table:formula="of:=[.P$19]/[.P$3]*[.P14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bicarb</text:p>
          </table:table-cell>
          <table:table-cell table:formula="of:=[.B$19]/[.B$3]*[.B15]" office:value-type="float" office:value="0">
            <text:p>0</text:p>
          </table:table-cell>
          <table:table-cell table:formula="of:=[.C$19]/[.C$3]*[.C15]" office:value-type="float" office:value="0">
            <text:p>0</text:p>
          </table:table-cell>
          <table:table-cell table:formula="of:=[.D$19]/[.D$3]*[.D15]" office:value-type="float" office:value="0">
            <text:p>0</text:p>
          </table:table-cell>
          <table:table-cell table:formula="of:=[.E$19]/[.E$3]*[.E15]" office:value-type="float" office:value="0">
            <text:p>0</text:p>
          </table:table-cell>
          <table:table-cell table:formula="of:=[.F$19]/[.F$3]*[.F15]" office:value-type="float" office:value="0">
            <text:p>0</text:p>
          </table:table-cell>
          <table:table-cell table:formula="of:=[.G$19]/[.G$3]*[.G15]" office:value-type="float" office:value="0">
            <text:p>0</text:p>
          </table:table-cell>
          <table:table-cell table:formula="of:=[.H$19]/[.H$3]*[.H15]" office:value-type="float" office:value="0">
            <text:p>0</text:p>
          </table:table-cell>
          <table:table-cell table:formula="of:=[.I$19]/[.I$3]*[.I15]" office:value-type="float" office:value="0">
            <text:p>0</text:p>
          </table:table-cell>
          <table:table-cell table:formula="of:=[.J$19]/[.J$3]*[.J15]" office:value-type="float" office:value="0">
            <text:p>0</text:p>
          </table:table-cell>
          <table:table-cell table:formula="of:=[.K$19]/[.K$3]*[.K15]" office:value-type="float" office:value="0">
            <text:p>0</text:p>
          </table:table-cell>
          <table:table-cell table:formula="of:=[.L$19]/[.L$3]*[.L15]" office:value-type="float" office:value="1.5">
            <text:p>1.5</text:p>
          </table:table-cell>
          <table:table-cell table:formula="of:=[.M$19]/[.M$3]*[.M15]" office:value-type="float" office:value="0">
            <text:p>0</text:p>
          </table:table-cell>
          <table:table-cell table:formula="of:=[.N$19]/[.N$3]*[.N15]" office:value-type="float" office:value="0">
            <text:p>0</text:p>
          </table:table-cell>
          <table:table-cell table:formula="of:=[.O$19]/[.O$3]*[.O15]" office:value-type="float" office:value="0">
            <text:p>0</text:p>
          </table:table-cell>
          <table:table-cell table:formula="of:=[.P$19]/[.P$3]*[.P15]"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8"/>
          <table:table-cell table:formula="of:=500/3" office:value-type="float" office:value="166.666666666667">
            <text:p>166.6666666667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8"/>
          <table:table-cell table:formula="of:=285/2" office:value-type="float" office:value="142.5">
            <text:p>142.5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30">07/30/2023</text:date>, <text:time>17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20:32:59</meta:creation-date>
    <dc:date>2023-07-30T17:38:14</dc:date>
    <meta:editing-duration>PT2H2M44S</meta:editing-duration>
    <meta:editing-cycles>49</meta:editing-cycles>
    <meta:generator>OpenOffice/4.1.13$Unix OpenOffice.org_project/4113m1$Build-9810</meta:generator>
    <meta:document-statistic meta:table-count="3" meta:cell-count="353" meta:object-count="0"/>
  </office:meta>
</office:document-meta>
</file>